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22cm" svg:y="1.003cm">
            <draw:object draw:notify-on-update-of-ranges="Sheet1.J3:Sheet1.J3 Sheet1.J4:Sheet1.J18 Sheet1.K3:Sheet1.K3 Sheet1.K4:Sheet1.K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AS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Tamañ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SR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SIP</text:p>
          </table:table-cell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5077" calcext:value-type="float">
            <text:p>0,00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5077" calcext:value-type="float">
            <text:p>0,005</text:p>
          </table:table-cell>
          <table:table-cell table:style-name="ce2" office:value-type="float" office:value="0.00915" calcext:value-type="float">
            <text:p>0,009</text:p>
          </table:table-cell>
          <table:table-cell table:style-name="ce2" office:value-type="float" office:value="0.216885" calcext:value-type="float">
            <text:p>0,217</text:p>
          </table:table-cell>
          <table:table-cell table:style-name="ce2" office:value-type="float" office:value="0.841835" calcext:value-type="float">
            <text:p>0,842</text:p>
          </table:table-cell>
          <table:table-cell table:number-columns-repeated="4"/>
          <table:table-cell table:style-name="ce1" office:value-type="float" office:value="45" calcext:value-type="float">
            <text:p>45</text:p>
          </table:table-cell>
          <table:table-cell table:style-name="ce2" office:value-type="float" office:value="0.008083" calcext:value-type="float">
            <text:p>0,008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float" office:value="0.008083" calcext:value-type="float">
            <text:p>0,008</text:p>
          </table:table-cell>
          <table:table-cell table:style-name="ce2" office:value-type="float" office:value="0.012912" calcext:value-type="float">
            <text:p>0,013</text:p>
          </table:table-cell>
          <table:table-cell table:style-name="ce2" office:value-type="float" office:value="0.227145" calcext:value-type="float">
            <text:p>0,227</text:p>
          </table:table-cell>
          <table:table-cell table:style-name="ce2" office:value-type="float" office:value="0.653604" calcext:value-type="float">
            <text:p>0,654</text:p>
          </table:table-cell>
          <table:table-cell table:number-columns-repeated="4"/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0.006083" calcext:value-type="float">
            <text:p>0,006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0.006083" calcext:value-type="float">
            <text:p>0,006</text:p>
          </table:table-cell>
          <table:table-cell table:style-name="ce2" office:value-type="float" office:value="0.008731" calcext:value-type="float">
            <text:p>0,009</text:p>
          </table:table-cell>
          <table:table-cell table:style-name="ce2" office:value-type="float" office:value="0.23047" calcext:value-type="float">
            <text:p>0,230</text:p>
          </table:table-cell>
          <table:table-cell table:style-name="ce2" office:value-type="float" office:value="0.629164" calcext:value-type="float">
            <text:p>0,629</text:p>
          </table:table-cell>
          <table:table-cell table:number-columns-repeated="4"/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0.024033" calcext:value-type="float">
            <text:p>0,024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0.024033" calcext:value-type="float">
            <text:p>0,024</text:p>
          </table:table-cell>
          <table:table-cell table:style-name="ce2" office:value-type="float" office:value="0.02262" calcext:value-type="float">
            <text:p>0,023</text:p>
          </table:table-cell>
          <table:table-cell table:style-name="ce2" office:value-type="float" office:value="0.264775" calcext:value-type="float">
            <text:p>0,265</text:p>
          </table:table-cell>
          <table:table-cell table:style-name="ce2" office:value-type="float" office:value="0.70437" calcext:value-type="float">
            <text:p>0,704</text:p>
          </table:table-cell>
          <table:table-cell table:number-columns-repeated="4"/>
          <table:table-cell table:style-name="ce1" office:value-type="float" office:value="1000" calcext:value-type="float">
            <text:p>1.000</text:p>
          </table:table-cell>
          <table:table-cell table:style-name="ce2" office:value-type="float" office:value="0.053639" calcext:value-type="float">
            <text:p>0,054</text:p>
          </table:table-cell>
        </table:table-row>
        <table:table-row table:style-name="ro1">
          <table:table-cell table:style-name="ce1" office:value-type="float" office:value="1000" calcext:value-type="float">
            <text:p>1.000</text:p>
          </table:table-cell>
          <table:table-cell table:style-name="ce2" office:value-type="float" office:value="0.053639" calcext:value-type="float">
            <text:p>0,054</text:p>
          </table:table-cell>
          <table:table-cell table:style-name="ce2" office:value-type="float" office:value="0.049075" calcext:value-type="float">
            <text:p>0,049</text:p>
          </table:table-cell>
          <table:table-cell table:style-name="ce2" office:value-type="float" office:value="0.329512" calcext:value-type="float">
            <text:p>0,330</text:p>
          </table:table-cell>
          <table:table-cell table:style-name="ce2" office:value-type="float" office:value="0.892856" calcext:value-type="float">
            <text:p>0,893</text:p>
          </table:table-cell>
          <table:table-cell table:number-columns-repeated="4"/>
          <table:table-cell table:style-name="ce1" office:value-type="float" office:value="4500" calcext:value-type="float">
            <text:p>4.500</text:p>
          </table:table-cell>
          <table:table-cell table:style-name="ce2" office:value-type="float" office:value="0.27511" calcext:value-type="float">
            <text:p>0,275</text:p>
          </table:table-cell>
        </table:table-row>
        <table:table-row table:style-name="ro1">
          <table:table-cell table:style-name="ce1" office:value-type="float" office:value="4500" calcext:value-type="float">
            <text:p>4.500</text:p>
          </table:table-cell>
          <table:table-cell table:style-name="ce2" office:value-type="float" office:value="0.27511" calcext:value-type="float">
            <text:p>0,275</text:p>
          </table:table-cell>
          <table:table-cell table:style-name="ce2" office:value-type="float" office:value="0.246779" calcext:value-type="float">
            <text:p>0,247</text:p>
          </table:table-cell>
          <table:table-cell table:style-name="ce2" office:value-type="float" office:value="0.529787" calcext:value-type="float">
            <text:p>0,530</text:p>
          </table:table-cell>
          <table:table-cell table:style-name="ce2" office:value-type="float" office:value="1.762039" calcext:value-type="float">
            <text:p>1,762</text:p>
          </table:table-cell>
          <table:table-cell table:number-columns-repeated="4"/>
          <table:table-cell table:style-name="ce1" office:value-type="float" office:value="10000" calcext:value-type="float">
            <text:p>10.000</text:p>
          </table:table-cell>
          <table:table-cell table:style-name="ce2" office:value-type="float" office:value="0.635981" calcext:value-type="float">
            <text:p>0,636</text:p>
          </table:table-cell>
        </table:table-row>
        <table:table-row table:style-name="ro1">
          <table:table-cell table:style-name="ce1" office:value-type="float" office:value="10000" calcext:value-type="float">
            <text:p>10.000</text:p>
          </table:table-cell>
          <table:table-cell table:style-name="ce2" office:value-type="float" office:value="0.635981" calcext:value-type="float">
            <text:p>0,636</text:p>
          </table:table-cell>
          <table:table-cell table:style-name="ce2" office:value-type="float" office:value="0.59186" calcext:value-type="float">
            <text:p>0,592</text:p>
          </table:table-cell>
          <table:table-cell table:style-name="ce2" office:value-type="float" office:value="0.935739" calcext:value-type="float">
            <text:p>0,936</text:p>
          </table:table-cell>
          <table:table-cell table:style-name="ce2" office:value-type="float" office:value="3.203743" calcext:value-type="float">
            <text:p>3,204</text:p>
          </table:table-cell>
          <table:table-cell table:number-columns-repeated="4"/>
          <table:table-cell table:style-name="ce1" office:value-type="float" office:value="45000" calcext:value-type="float">
            <text:p>45.000</text:p>
          </table:table-cell>
          <table:table-cell table:style-name="ce2" office:value-type="float" office:value="3.067068" calcext:value-type="float">
            <text:p>3,067</text:p>
          </table:table-cell>
        </table:table-row>
        <table:table-row table:style-name="ro1">
          <table:table-cell table:style-name="ce1" office:value-type="float" office:value="45000" calcext:value-type="float">
            <text:p>45.000</text:p>
          </table:table-cell>
          <table:table-cell table:style-name="ce2" office:value-type="float" office:value="3.067068" calcext:value-type="float">
            <text:p>3,067</text:p>
          </table:table-cell>
          <table:table-cell table:style-name="ce2" office:value-type="float" office:value="2.774372" calcext:value-type="float">
            <text:p>2,774</text:p>
          </table:table-cell>
          <table:table-cell table:style-name="ce2" office:value-type="float" office:value="2.136791" calcext:value-type="float">
            <text:p>2,137</text:p>
          </table:table-cell>
          <table:table-cell table:style-name="ce2" office:value-type="float" office:value="13.042847" calcext:value-type="float">
            <text:p>13,043</text:p>
          </table:table-cell>
          <table:table-cell table:number-columns-repeated="4"/>
          <table:table-cell table:style-name="ce1" office:value-type="float" office:value="100000" calcext:value-type="float">
            <text:p>100.000</text:p>
          </table:table-cell>
          <table:table-cell table:style-name="ce2" office:value-type="float" office:value="6.855085" calcext:value-type="float">
            <text:p>6,855</text:p>
          </table:table-cell>
        </table:table-row>
        <table:table-row table:style-name="ro1">
          <table:table-cell table:style-name="ce1" office:value-type="float" office:value="100000" calcext:value-type="float">
            <text:p>100.000</text:p>
          </table:table-cell>
          <table:table-cell table:style-name="ce2" office:value-type="float" office:value="6.855085" calcext:value-type="float">
            <text:p>6,855</text:p>
          </table:table-cell>
          <table:table-cell table:style-name="ce2" office:value-type="float" office:value="6.301316" calcext:value-type="float">
            <text:p>6,301</text:p>
          </table:table-cell>
          <table:table-cell table:style-name="ce2" office:value-type="float" office:value="2.764591" calcext:value-type="float">
            <text:p>2,765</text:p>
          </table:table-cell>
          <table:table-cell table:style-name="ce2" office:value-type="float" office:value="33.803718" calcext:value-type="float">
            <text:p>33,804</text:p>
          </table:table-cell>
          <table:table-cell table:number-columns-repeated="4"/>
          <table:table-cell table:style-name="ce1" office:value-type="float" office:value="450000" calcext:value-type="float">
            <text:p>450.000</text:p>
          </table:table-cell>
          <table:table-cell table:style-name="ce2" office:value-type="float" office:value="32.44136" calcext:value-type="float">
            <text:p>32,441</text:p>
          </table:table-cell>
        </table:table-row>
        <table:table-row table:style-name="ro1">
          <table:table-cell table:style-name="ce1" office:value-type="float" office:value="450000" calcext:value-type="float">
            <text:p>450.000</text:p>
          </table:table-cell>
          <table:table-cell table:style-name="ce2" office:value-type="float" office:value="32.44136" calcext:value-type="float">
            <text:p>32,441</text:p>
          </table:table-cell>
          <table:table-cell table:style-name="ce2" office:value-type="float" office:value="30.048835" calcext:value-type="float">
            <text:p>30,049</text:p>
          </table:table-cell>
          <table:table-cell table:style-name="ce2" office:value-type="float" office:value="7.527241" calcext:value-type="float">
            <text:p>7,527</text:p>
          </table:table-cell>
          <table:table-cell table:style-name="ce2" office:value-type="float" office:value="134.608281" calcext:value-type="float">
            <text:p>134,608</text:p>
          </table:table-cell>
          <table:table-cell table:number-columns-repeated="4"/>
          <table:table-cell table:style-name="ce1" office:value-type="float" office:value="1000000" calcext:value-type="float">
            <text:p>1.000.000</text:p>
          </table:table-cell>
          <table:table-cell table:style-name="ce2" office:value-type="float" office:value="74.76105" calcext:value-type="float">
            <text:p>74,761</text:p>
          </table:table-cell>
        </table:table-row>
        <table:table-row table:style-name="ro1">
          <table:table-cell table:style-name="ce1" office:value-type="float" office:value="1000000" calcext:value-type="float">
            <text:p>1.000.000</text:p>
          </table:table-cell>
          <table:table-cell table:style-name="ce2" office:value-type="float" office:value="74.76105" calcext:value-type="float">
            <text:p>74,761</text:p>
          </table:table-cell>
          <table:table-cell table:style-name="ce2" office:value-type="float" office:value="68.275014" calcext:value-type="float">
            <text:p>68,275</text:p>
          </table:table-cell>
          <table:table-cell table:style-name="ce2" office:value-type="float" office:value="14.576175" calcext:value-type="float">
            <text:p>14,576</text:p>
          </table:table-cell>
          <table:table-cell table:style-name="ce2" office:value-type="float" office:value="322.416377" calcext:value-type="float">
            <text:p>322,416</text:p>
          </table:table-cell>
          <table:table-cell table:number-columns-repeated="4"/>
          <table:table-cell table:style-name="ce1" office:value-type="float" office:value="4500000" calcext:value-type="float">
            <text:p>4.500.000</text:p>
          </table:table-cell>
          <table:table-cell table:style-name="ce2" office:value-type="float" office:value="354.405025" calcext:value-type="float">
            <text:p>354,405</text:p>
          </table:table-cell>
        </table:table-row>
        <table:table-row table:style-name="ro1">
          <table:table-cell table:style-name="ce1" office:value-type="float" office:value="4500000" calcext:value-type="float">
            <text:p>4.500.000</text:p>
          </table:table-cell>
          <table:table-cell table:style-name="ce2" office:value-type="float" office:value="354.405025" calcext:value-type="float">
            <text:p>354,405</text:p>
          </table:table-cell>
          <table:table-cell table:style-name="ce2" office:value-type="float" office:value="332.042214" calcext:value-type="float">
            <text:p>332,042</text:p>
          </table:table-cell>
          <table:table-cell table:style-name="ce2" office:value-type="float" office:value="62.902795" calcext:value-type="float">
            <text:p>62,903</text:p>
          </table:table-cell>
          <table:table-cell table:style-name="ce2" office:value-type="float" office:value="1498.327204" calcext:value-type="float">
            <text:p>1.498,327</text:p>
          </table:table-cell>
          <table:table-cell table:number-columns-repeated="4"/>
          <table:table-cell table:style-name="ce1" office:value-type="float" office:value="10000000" calcext:value-type="float">
            <text:p>10.000.000</text:p>
          </table:table-cell>
          <table:table-cell table:style-name="ce2" office:value-type="float" office:value="804.11321" calcext:value-type="float">
            <text:p>804,113</text:p>
          </table:table-cell>
        </table:table-row>
        <table:table-row table:style-name="ro1">
          <table:table-cell table:style-name="ce1" office:value-type="float" office:value="10000000" calcext:value-type="float">
            <text:p>10.000.000</text:p>
          </table:table-cell>
          <table:table-cell table:style-name="ce2" office:value-type="float" office:value="804.11321" calcext:value-type="float">
            <text:p>804,113</text:p>
          </table:table-cell>
          <table:table-cell table:style-name="ce2" office:value-type="float" office:value="749.78452" calcext:value-type="float">
            <text:p>749,785</text:p>
          </table:table-cell>
          <table:table-cell table:style-name="ce2" office:value-type="float" office:value="142.320466" calcext:value-type="float">
            <text:p>142,320</text:p>
          </table:table-cell>
          <table:table-cell table:style-name="ce2" office:value-type="float" office:value="3200.823325" calcext:value-type="float">
            <text:p>3.200,823</text:p>
          </table:table-cell>
          <table:table-cell table:number-columns-repeated="4"/>
          <table:table-cell table:style-name="ce1" office:value-type="float" office:value="45000000" calcext:value-type="float">
            <text:p>45.000.000</text:p>
          </table:table-cell>
          <table:table-cell table:style-name="ce2" office:value-type="float" office:value="3825.092966" calcext:value-type="float">
            <text:p>3.825,093</text:p>
          </table:table-cell>
        </table:table-row>
        <table:table-row table:style-name="ro1">
          <table:table-cell table:style-name="ce1" office:value-type="float" office:value="45000000" calcext:value-type="float">
            <text:p>45.000.000</text:p>
          </table:table-cell>
          <table:table-cell table:style-name="ce2" office:value-type="float" office:value="3825.092966" calcext:value-type="float">
            <text:p>3.825,093</text:p>
          </table:table-cell>
          <table:table-cell table:style-name="ce2" office:value-type="float" office:value="3570.820358" calcext:value-type="float">
            <text:p>3.570,820</text:p>
          </table:table-cell>
          <table:table-cell table:style-name="ce2" office:value-type="float" office:value="678.702275" calcext:value-type="float">
            <text:p>678,702</text:p>
          </table:table-cell>
          <table:table-cell table:style-name="ce2" office:value-type="float" office:value="15648.250731" calcext:value-type="float">
            <text:p>15.648,251</text:p>
          </table:table-cell>
          <table:table-cell table:number-columns-repeated="4"/>
          <table:table-cell table:style-name="ce1" office:value-type="float" office:value="100000000" calcext:value-type="float">
            <text:p>100.000.000</text:p>
          </table:table-cell>
          <table:table-cell table:style-name="ce2" office:value-type="float" office:value="8534.542962" calcext:value-type="float">
            <text:p>8.534,543</text:p>
          </table:table-cell>
        </table:table-row>
        <table:table-row table:style-name="ro1">
          <table:table-cell table:style-name="ce1" office:value-type="float" office:value="100000000" calcext:value-type="float">
            <text:p>100.000.000</text:p>
          </table:table-cell>
          <table:table-cell table:style-name="ce2" office:value-type="float" office:value="8534.542962" calcext:value-type="float">
            <text:p>8.534,543</text:p>
          </table:table-cell>
          <table:table-cell table:style-name="ce2" office:value-type="float" office:value="7889.013208" calcext:value-type="float">
            <text:p>7.889,013</text:p>
          </table:table-cell>
          <table:table-cell table:style-name="ce2" office:value-type="float" office:value="1535.20347" calcext:value-type="float">
            <text:p>1.535,203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SR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SIP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7511" calcext:value-type="float">
            <text:p>0,27511</text:p>
          </table:table-cell>
          <table:table-cell office:value-type="float" office:value="0.246779" calcext:value-type="float">
            <text:p>0,246779</text:p>
          </table:table-cell>
          <table:table-cell office:value-type="float" office:value="0.529787" calcext:value-type="float">
            <text:p>0,529787</text:p>
          </table:table-cell>
          <table:table-cell office:value-type="float" office:value="1.762039" calcext:value-type="float">
            <text:p>1,76203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5981" calcext:value-type="float">
            <text:p>0,635981</text:p>
          </table:table-cell>
          <table:table-cell office:value-type="float" office:value="0.59186" calcext:value-type="float">
            <text:p>0,59186</text:p>
          </table:table-cell>
          <table:table-cell office:value-type="float" office:value="0.935739" calcext:value-type="float">
            <text:p>0,935739</text:p>
          </table:table-cell>
          <table:table-cell office:value-type="float" office:value="3.203743" calcext:value-type="float">
            <text:p>3,203743</text:p>
          </table:table-cell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067068" calcext:value-type="float">
            <text:p>3,067068</text:p>
          </table:table-cell>
          <table:table-cell office:value-type="float" office:value="2.774372" calcext:value-type="float">
            <text:p>2,774372</text:p>
          </table:table-cell>
          <table:table-cell office:value-type="float" office:value="2.136791" calcext:value-type="float">
            <text:p>2,136791</text:p>
          </table:table-cell>
          <table:table-cell office:value-type="float" office:value="13.042847" calcext:value-type="float">
            <text:p>13,04284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855085" calcext:value-type="float">
            <text:p>6,855085</text:p>
          </table:table-cell>
          <table:table-cell office:value-type="float" office:value="6.301316" calcext:value-type="float">
            <text:p>6,301316</text:p>
          </table:table-cell>
          <table:table-cell office:value-type="float" office:value="2.764591" calcext:value-type="float">
            <text:p>2,764591</text:p>
          </table:table-cell>
          <table:table-cell office:value-type="float" office:value="33.803718" calcext:value-type="float">
            <text:p>33,803718</text:p>
          </table:table-cell>
          <table:table-cell table:number-columns-repeated="6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2.44136" calcext:value-type="float">
            <text:p>32,44136</text:p>
          </table:table-cell>
          <table:table-cell office:value-type="float" office:value="30.048835" calcext:value-type="float">
            <text:p>30,048835</text:p>
          </table:table-cell>
          <table:table-cell office:value-type="float" office:value="7.527241" calcext:value-type="float">
            <text:p>7,527241</text:p>
          </table:table-cell>
          <table:table-cell office:value-type="float" office:value="134.608281" calcext:value-type="float">
            <text:p>134,608281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.76105" calcext:value-type="float">
            <text:p>74,76105</text:p>
          </table:table-cell>
          <table:table-cell office:value-type="float" office:value="68.275014" calcext:value-type="float">
            <text:p>68,275014</text:p>
          </table:table-cell>
          <table:table-cell office:value-type="float" office:value="14.576175" calcext:value-type="float">
            <text:p>14,576175</text:p>
          </table:table-cell>
          <table:table-cell office:value-type="float" office:value="322.416377" calcext:value-type="float">
            <text:p>322,416377</text:p>
          </table:table-cell>
          <table:table-cell table:number-columns-repeated="6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54.405025" calcext:value-type="float">
            <text:p>354,405025</text:p>
          </table:table-cell>
          <table:table-cell office:value-type="float" office:value="332.042214" calcext:value-type="float">
            <text:p>332,042214</text:p>
          </table:table-cell>
          <table:table-cell office:value-type="float" office:value="62.902795" calcext:value-type="float">
            <text:p>62,902795</text:p>
          </table:table-cell>
          <table:table-cell office:value-type="float" office:value="1498.327204" calcext:value-type="float">
            <text:p>1498,327204</text:p>
          </table:table-cell>
          <table:table-cell table:number-columns-repeated="6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4.11321" calcext:value-type="float">
            <text:p>804,11321</text:p>
          </table:table-cell>
          <table:table-cell office:value-type="float" office:value="749.78452" calcext:value-type="float">
            <text:p>749,78452</text:p>
          </table:table-cell>
          <table:table-cell office:value-type="float" office:value="142.320466" calcext:value-type="float">
            <text:p>142,320466</text:p>
          </table:table-cell>
          <table:table-cell office:value-type="float" office:value="3200.823325" calcext:value-type="float">
            <text:p>3200,823325</text:p>
          </table:table-cell>
          <table:table-cell table:number-columns-repeated="6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825.092966" calcext:value-type="float">
            <text:p>3825,092966</text:p>
          </table:table-cell>
          <table:table-cell office:value-type="float" office:value="3570.820358" calcext:value-type="float">
            <text:p>3570,820358</text:p>
          </table:table-cell>
          <table:table-cell office:value-type="float" office:value="678.702275" calcext:value-type="float">
            <text:p>678,702275</text:p>
          </table:table-cell>
          <table:table-cell office:value-type="float" office:value="15648.250731" calcext:value-type="float">
            <text:p>15648,250731</text:p>
          </table:table-cell>
          <table:table-cell table:number-columns-repeated="6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534.542962" calcext:value-type="float">
            <text:p>8534,542962</text:p>
          </table:table-cell>
          <table:table-cell office:value-type="float" office:value="7889.013208" calcext:value-type="float">
            <text:p>7889,013208</text:p>
          </table:table-cell>
          <table:table-cell office:value-type="float" office:value="1535.20347" calcext:value-type="float">
            <text:p>1535,20347</text:p>
          </table:table-cell>
          <table:table-cell table:number-columns-repeated="7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SR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SIP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7511" calcext:value-type="float">
            <text:p>0,27511</text:p>
          </table:table-cell>
          <table:table-cell office:value-type="float" office:value="0.246779" calcext:value-type="float">
            <text:p>0,246779</text:p>
          </table:table-cell>
          <table:table-cell office:value-type="float" office:value="0.529787" calcext:value-type="float">
            <text:p>0,529787</text:p>
          </table:table-cell>
          <table:table-cell office:value-type="float" office:value="1.762039" calcext:value-type="float">
            <text:p>1,76203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5981" calcext:value-type="float">
            <text:p>0,635981</text:p>
          </table:table-cell>
          <table:table-cell office:value-type="float" office:value="0.59186" calcext:value-type="float">
            <text:p>0,59186</text:p>
          </table:table-cell>
          <table:table-cell office:value-type="float" office:value="0.935739" calcext:value-type="float">
            <text:p>0,935739</text:p>
          </table:table-cell>
          <table:table-cell office:value-type="float" office:value="3.203743" calcext:value-type="float">
            <text:p>3,203743</text:p>
          </table:table-cell>
          <table:table-cell table:number-columns-repeated="6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067068" calcext:value-type="float">
            <text:p>3,067068</text:p>
          </table:table-cell>
          <table:table-cell office:value-type="float" office:value="2.774372" calcext:value-type="float">
            <text:p>2,774372</text:p>
          </table:table-cell>
          <table:table-cell office:value-type="float" office:value="2.136791" calcext:value-type="float">
            <text:p>2,136791</text:p>
          </table:table-cell>
          <table:table-cell office:value-type="float" office:value="13.042847" calcext:value-type="float">
            <text:p>13,04284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855085" calcext:value-type="float">
            <text:p>6,855085</text:p>
          </table:table-cell>
          <table:table-cell office:value-type="float" office:value="6.301316" calcext:value-type="float">
            <text:p>6,301316</text:p>
          </table:table-cell>
          <table:table-cell office:value-type="float" office:value="2.764591" calcext:value-type="float">
            <text:p>2,764591</text:p>
          </table:table-cell>
          <table:table-cell office:value-type="float" office:value="33.803718" calcext:value-type="float">
            <text:p>33,803718</text:p>
          </table:table-cell>
          <table:table-cell table:number-columns-repeated="6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2.44136" calcext:value-type="float">
            <text:p>32,44136</text:p>
          </table:table-cell>
          <table:table-cell office:value-type="float" office:value="30.048835" calcext:value-type="float">
            <text:p>30,048835</text:p>
          </table:table-cell>
          <table:table-cell office:value-type="float" office:value="7.527241" calcext:value-type="float">
            <text:p>7,527241</text:p>
          </table:table-cell>
          <table:table-cell office:value-type="float" office:value="134.608281" calcext:value-type="float">
            <text:p>134,608281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.76105" calcext:value-type="float">
            <text:p>74,76105</text:p>
          </table:table-cell>
          <table:table-cell office:value-type="float" office:value="68.275014" calcext:value-type="float">
            <text:p>68,275014</text:p>
          </table:table-cell>
          <table:table-cell office:value-type="float" office:value="14.576175" calcext:value-type="float">
            <text:p>14,576175</text:p>
          </table:table-cell>
          <table:table-cell office:value-type="float" office:value="322.416377" calcext:value-type="float">
            <text:p>322,416377</text:p>
          </table:table-cell>
          <table:table-cell table:number-columns-repeated="6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54.405025" calcext:value-type="float">
            <text:p>354,405025</text:p>
          </table:table-cell>
          <table:table-cell office:value-type="float" office:value="332.042214" calcext:value-type="float">
            <text:p>332,042214</text:p>
          </table:table-cell>
          <table:table-cell office:value-type="float" office:value="62.902795" calcext:value-type="float">
            <text:p>62,902795</text:p>
          </table:table-cell>
          <table:table-cell office:value-type="float" office:value="1498.327204" calcext:value-type="float">
            <text:p>1498,327204</text:p>
          </table:table-cell>
          <table:table-cell table:number-columns-repeated="6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4.11321" calcext:value-type="float">
            <text:p>804,11321</text:p>
          </table:table-cell>
          <table:table-cell office:value-type="float" office:value="749.78452" calcext:value-type="float">
            <text:p>749,78452</text:p>
          </table:table-cell>
          <table:table-cell office:value-type="float" office:value="142.320466" calcext:value-type="float">
            <text:p>142,320466</text:p>
          </table:table-cell>
          <table:table-cell office:value-type="float" office:value="3200.823325" calcext:value-type="float">
            <text:p>3200,823325</text:p>
          </table:table-cell>
          <table:table-cell table:number-columns-repeated="6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825.092966" calcext:value-type="float">
            <text:p>3825,092966</text:p>
          </table:table-cell>
          <table:table-cell office:value-type="float" office:value="3570.820358" calcext:value-type="float">
            <text:p>3570,820358</text:p>
          </table:table-cell>
          <table:table-cell office:value-type="float" office:value="678.702275" calcext:value-type="float">
            <text:p>678,702275</text:p>
          </table:table-cell>
          <table:table-cell office:value-type="float" office:value="15648.250731" calcext:value-type="float">
            <text:p>15648,250731</text:p>
          </table:table-cell>
          <table:table-cell table:number-columns-repeated="6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534.542962" calcext:value-type="float">
            <text:p>8534,542962</text:p>
          </table:table-cell>
          <table:table-cell office:value-type="float" office:value="7889.013208" calcext:value-type="float">
            <text:p>7889,013208</text:p>
          </table:table-cell>
          <table:table-cell office:value-type="float" office:value="1535.20347" calcext:value-type="float">
            <text:p>1535,2034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8" number:min-decimal-places="18" number:min-integer-digits="1"/>
    </number:number-style>
    <number:number-style style:name="N118">
      <number:number number:decimal-places="19" number:min-decimal-places="19" number:min-integer-digits="1"/>
    </number:number-style>
    <number:number-style style:name="N119">
      <number:number number:decimal-places="20" number:min-decimal-places="20" number:min-integer-digits="1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23:45:28.330000000</meta:creation-date>
    <dc:date>2025-01-22T10:52:38.715000000</dc:date>
    <meta:editing-duration>PT2H12M20S</meta:editing-duration>
    <meta:editing-cycles>2</meta:editing-cycles>
    <meta:generator>LibreOffice/24.2.0.3$Windows_X86_64 LibreOffice_project/da48488a73ddd66ea24cf16bbc4f7b9c08e9bea1</meta:generator>
    <meta:document-statistic meta:table-count="1" meta:cell-count="22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33cm" svg:y="4.205cm" style:legend-expansion="high" chart:style-name="ch2"/>
        <chart:plot-area chart:style-name="ch3" table:cell-range-address="Sheet1.J3:Sheet1.K18" chart:data-source-has-labels="both" svg:x="0.32cm" svg:y="0.18cm" svg:width="13.293cm" svg:height="8.64cm">
          <chart:coordinate-region svg:x="2.123cm" svg:y="0.375cm" svg:width="11.351cm" svg:height="6.536cm"/>
          <chart:axis chart:dimension="x" chart:name="primary-x" chart:style-name="ch4" chartooo:axis-type="auto">
            <chartooo:date-scale/>
            <chart:categories table:cell-range-address="Sheet1.J4:Sheet1.J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4:Sheet1.K18" chart:label-cell-address="Sheet1.K3:Sheet1.K3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4:Sheet1.J18</svg:desc>
                </draw:g>
              </table:table-cell>
              <table:table-cell office:value-type="float" office:value="0.005077">
                <text:p>0.005077</text:p>
                <draw:g>
                  <svg:desc>Sheet1.K4:Sheet1.K18</svg:desc>
                </draw:g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8083">
                <text:p>0.0080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083">
                <text:p>0.00608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24033">
                <text:p>0.0240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3639">
                <text:p>0.05363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27511">
                <text:p>0.2751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635981">
                <text:p>0.63598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.067068">
                <text:p>3.0670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855085">
                <text:p>6.855085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32.44136">
                <text:p>32.4413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74.76105">
                <text:p>74.76105</text:p>
              </table:table-cell>
            </table:table-row>
            <table:table-row>
              <table:table-cell office:value-type="float" office:value="4500000">
                <text:p>4500000</text:p>
              </table:table-cell>
              <table:table-cell office:value-type="float" office:value="354.405025">
                <text:p>354.4050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804.11321">
                <text:p>804.11321</text:p>
              </table:table-cell>
            </table:table-row>
            <table:table-row>
              <table:table-cell office:value-type="float" office:value="45000000">
                <text:p>45000000</text:p>
              </table:table-cell>
              <table:table-cell office:value-type="float" office:value="3825.092966">
                <text:p>3825.092966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8534.542962">
                <text:p>8534.542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